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ff" draw:textarea-horizontal-align="justify" draw:textarea-vertical-align="middle" draw:auto-grow-height="false" fo:min-height="4.65cm" fo:min-width="21.864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65cm" fo:min-width="3.4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65cm" fo:min-width="4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65cm" fo:min-width="4.8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1.55cm" fo:min-width="4.131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7.25cm" fo:min-width="21.682cm"/>
    </style:style>
    <style:style style:name="gr8" style:family="graphic" style:parent-style-name="objectwitharrow">
      <style:graphic-properties draw:fill-color="#ff99ff" draw:textarea-horizontal-align="justify" draw:textarea-vertical-align="middle" draw:auto-grow-height="false" fo:min-height="14.65cm" fo:min-width="8.4cm"/>
    </style:style>
    <style:style style:name="gr9" style:family="graphic" style:parent-style-name="objectwitharrow">
      <style:graphic-properties draw:fill-color="#eeeeee" draw:textarea-horizontal-align="justify" draw:textarea-vertical-align="middle" draw:auto-grow-height="false" fo:min-height="14.75cm" fo:min-width="12.6cm"/>
    </style:style>
    <style:style style:name="gr10" style:family="graphic" style:parent-style-name="objectwitharrow">
      <style:graphic-properties draw:fill-color="#eeeeee" draw:textarea-horizontal-align="justify" draw:textarea-vertical-align="middle" draw:auto-grow-height="false" fo:min-height="6.55cm" fo:min-width="3.5cm"/>
    </style:style>
    <style:style style:name="gr11" style:family="graphic" style:parent-style-name="objectwitharrow">
      <style:graphic-properties draw:fill-color="#eeeeee" draw:textarea-horizontal-align="justify" draw:textarea-vertical-align="middle" draw:auto-grow-height="false" fo:min-height="6.45cm" fo:min-width="3.6cm"/>
    </style:style>
    <style:style style:name="gr12" style:family="graphic" style:parent-style-name="objectwitharrow">
      <style:graphic-properties draw:fill-color="#eeeeee" draw:textarea-horizontal-align="justify" draw:textarea-vertical-align="middle" draw:auto-grow-height="false" fo:min-height="6.55cm" fo:min-width="3.3cm"/>
    </style:style>
    <style:style style:name="gr13" style:family="graphic" style:parent-style-name="objectwitharrow">
      <style:graphic-properties draw:fill-color="#eeeeee" draw:textarea-horizontal-align="justify" draw:textarea-vertical-align="middle" draw:auto-grow-height="false" fo:min-height="6.55cm" fo:min-width="3.431cm"/>
    </style:style>
    <style:style style:name="gr14" style:family="graphic" style:parent-style-name="objectwitharrow">
      <style:graphic-properties draw:fill-color="#0000cc" draw:textarea-horizontal-align="justify" draw:textarea-vertical-align="middle" draw:auto-grow-height="false" fo:min-height="1.45cm" fo:min-width="1.2cm"/>
    </style:style>
    <style:style style:name="gr15" style:family="graphic" style:parent-style-name="objectwitharrow">
      <style:graphic-properties draw:fill-color="#ff0000" draw:textarea-horizontal-align="justify" draw:textarea-vertical-align="middle" draw:auto-grow-height="false" fo:min-height="1.45cm" fo:min-width="1.3cm"/>
    </style:style>
    <style:style style:name="gr16" style:family="graphic" style:parent-style-name="objectwitharrow">
      <style:graphic-properties draw:fill-color="#b2b2b2" draw:textarea-horizontal-align="justify" draw:textarea-vertical-align="middle" draw:auto-grow-height="false" fo:min-height="1.55cm" fo:min-width="3.331cm"/>
    </style:style>
    <style:style style:name="gr17" style:family="graphic" style:parent-style-name="objectwitharrow">
      <style:graphic-properties draw:fill-color="#999999" draw:textarea-horizontal-align="justify" draw:textarea-vertical-align="middle" draw:auto-grow-height="false" fo:min-height="2.65cm" fo:min-width="4.4cm"/>
    </style:style>
    <style:style style:name="gr18" style:family="graphic" style:parent-style-name="objectwitharrow">
      <style:graphic-properties draw:fill-color="#999999" draw:textarea-horizontal-align="justify" draw:textarea-vertical-align="middle" draw:auto-grow-height="false" fo:min-height="2.55cm" fo:min-width="2.7cm"/>
    </style:style>
    <style:style style:name="gr19" style:family="graphic" style:parent-style-name="objectwitharrow">
      <style:graphic-properties draw:fill-color="#999999" draw:textarea-horizontal-align="justify" draw:textarea-vertical-align="middle" draw:auto-grow-height="false" fo:min-height="2.55cm" fo:min-width="3.1cm"/>
    </style:style>
    <style:style style:name="gr20" style:family="graphic" style:parent-style-name="objectwitharrow">
      <style:graphic-properties draw:fill-color="#999999" draw:textarea-horizontal-align="justify" draw:textarea-vertical-align="middle" draw:auto-grow-height="false" fo:min-height="2.55cm" fo:min-width="3.4cm"/>
    </style:style>
    <style:style style:name="gr21" style:family="graphic" style:parent-style-name="objectwitharrow">
      <style:graphic-properties draw:fill-color="#999999" draw:textarea-horizontal-align="justify" draw:textarea-vertical-align="middle" draw:auto-grow-height="false" fo:min-height="2.65cm" fo:min-width="2.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 fo:min-height="2.25cm" fo:min-width="9.8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2.35cm" fo:min-width="8.4cm"/>
    </style:style>
    <style:style style:name="gr24" style:family="graphic" style:parent-style-name="standard">
      <style:graphic-properties draw:fill-color="#9999ff" draw:textarea-horizontal-align="justify" draw:textarea-vertical-align="middle" draw:auto-grow-height="false" fo:min-height="0.4cm" fo:min-width="9.432cm"/>
    </style:style>
    <style:style style:name="gr25" style:family="graphic" style:parent-style-name="standard">
      <style:graphic-properties draw:fill-color="#9999ff" draw:textarea-horizontal-align="justify" draw:textarea-vertical-align="middle" draw:auto-grow-height="false" fo:min-height="0.75cm" fo:min-width="20.8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-color="#9999ff" draw:textarea-horizontal-align="justify" draw:textarea-vertical-align="middle" draw:auto-grow-height="false" fo:min-height="1.65cm" fo:min-width="3.4cm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1.55cm" fo:min-width="4.031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.65cm" fo:min-width="4.105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65cm" fo:min-width="4.1cm"/>
    </style:style>
    <style:style style:name="gr31" style:family="graphic" style:parent-style-name="standard">
      <style:graphic-properties draw:fill-color="#9999ff" draw:textarea-horizontal-align="justify" draw:textarea-vertical-align="middle" draw:auto-grow-height="false" fo:min-height="11.65cm" fo:min-width="7.3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1.45cm" fo:min-width="10.9cm"/>
    </style:style>
    <style:style style:name="gr33" style:family="graphic" style:parent-style-name="standard">
      <style:graphic-properties draw:fill-color="#9999ff" draw:textarea-horizontal-align="justify" draw:textarea-vertical-align="middle" draw:auto-grow-height="false" fo:min-height="1.65cm" fo:min-width="4.1cm"/>
    </style:style>
    <style:style style:name="gr34" style:family="graphic" style:parent-style-name="standard">
      <style:graphic-properties draw:fill-color="#b2b2b2" draw:textarea-horizontal-align="justify" draw:textarea-vertical-align="middle" draw:auto-grow-height="false" fo:min-height="1.65cm" fo:min-width="3.4cm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1.55cm" fo:min-width="4.431cm"/>
    </style:style>
    <style:style style:name="gr36" style:family="graphic" style:parent-style-name="standard">
      <style:graphic-properties draw:fill-color="#9999ff" draw:textarea-horizontal-align="justify" draw:textarea-vertical-align="middle" draw:auto-grow-height="false" fo:min-height="1.65cm" fo:min-width="4.105cm"/>
    </style:style>
    <style:style style:name="gr37" style:family="graphic" style:parent-style-name="standard">
      <style:graphic-properties draw:fill-color="#9999ff" draw:textarea-horizontal-align="justify" draw:textarea-vertical-align="middle" draw:auto-grow-height="false" fo:min-height="1.65cm" fo:min-width="4.8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1.55cm" fo:min-width="4.031cm"/>
    </style:style>
    <style:style style:name="gr39" style:family="graphic" style:parent-style-name="standard">
      <style:graphic-properties draw:textarea-horizontal-align="justify" draw:textarea-vertical-align="middle" draw:auto-grow-height="false" fo:min-height="2.25cm" fo:min-width="9.8cm"/>
    </style:style>
    <style:style style:name="gr40" style:family="graphic" style:parent-style-name="standard">
      <style:graphic-properties draw:textarea-horizontal-align="justify" draw:textarea-vertical-align="middle" draw:auto-grow-height="false" fo:min-height="2.35cm" fo:min-width="8.4cm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20.8cm"/>
    </style:style>
    <style:style style:name="gr42" style:family="graphic" style:parent-style-name="standard">
      <style:graphic-properties draw:textarea-horizontal-align="justify" draw:textarea-vertical-align="top" draw:auto-grow-height="false" fo:min-height="14.05cm" fo:min-width="4.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508cm" fo:min-width="2.966cm"/>
    </style:style>
    <style:style style:name="gr44" style:family="graphic" style:parent-style-name="standard">
      <style:graphic-properties draw:fill-color="#9999ff" draw:textarea-horizontal-align="justify" draw:textarea-vertical-align="middle" draw:auto-grow-height="false" fo:min-height="1.65cm" fo:min-width="4cm"/>
    </style:style>
    <style:style style:name="gr45" style:family="graphic" style:parent-style-name="standard">
      <style:graphic-properties draw:fill-color="#b2b2b2" draw:textarea-horizontal-align="justify" draw:textarea-vertical-align="middle" draw:auto-grow-height="false" fo:min-height="1.55cm" fo:min-width="4.531cm"/>
    </style:style>
    <style:style style:name="gr46" style:family="graphic" style:parent-style-name="objectwitharrow">
      <style:graphic-properties draw:fill-color="#eeeeee" draw:textarea-horizontal-align="justify" draw:textarea-vertical-align="middle" draw:auto-grow-height="false" fo:min-height="14.75cm" fo:min-width="13.331cm"/>
    </style:style>
    <style:style style:name="gr47" style:family="graphic" style:parent-style-name="standard">
      <style:graphic-properties draw:textarea-horizontal-align="justify" draw:textarea-vertical-align="middle" draw:auto-grow-height="false" fo:min-height="14.35cm" fo:min-width="5.7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2.55cm" fo:min-width="2.9cm"/>
    </style:style>
    <style:style style:name="gr49" style:family="graphic" style:parent-style-name="standard">
      <style:graphic-properties draw:fill-color="#9999ff" draw:textarea-horizontal-align="justify" draw:textarea-vertical-align="middle" draw:auto-grow-height="false" fo:min-height="1.75cm" fo:min-width="3.5cm"/>
    </style:style>
    <style:style style:name="gr50" style:family="graphic" style:parent-style-name="standard">
      <style:graphic-properties draw:fill-color="#999999" draw:textarea-horizontal-align="justify" draw:textarea-vertical-align="middle" draw:auto-grow-height="false" fo:min-height="1.55cm" fo:min-width="3.931cm"/>
    </style:style>
    <style:style style:name="gr51" style:family="graphic" style:parent-style-name="objectwitharrow">
      <style:graphic-properties draw:fill-color="#9999ff" draw:textarea-horizontal-align="justify" draw:textarea-vertical-align="middle" draw:auto-grow-height="false" fo:min-height="2.55cm" fo:min-width="3.1cm"/>
    </style:style>
    <style:style style:name="gr52" style:family="graphic" style:parent-style-name="standard">
      <style:graphic-properties draw:textarea-horizontal-align="justify" draw:textarea-vertical-align="top" draw:auto-grow-height="false" fo:min-height="26.35cm" fo:min-width="9cm"/>
    </style:style>
    <style:style style:name="gr53" style:family="graphic" style:parent-style-name="standard">
      <style:graphic-properties draw:textarea-horizontal-align="justify" draw:textarea-vertical-align="top" draw:auto-grow-height="false" fo:min-height="26.35cm" fo:min-width="9.5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95cm" fo:min-width="6.7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02cm" fo:min-width="0.252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292cm" fo:min-width="0.342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292cm" fo:min-width="0.142cm"/>
    </style:style>
    <style:style style:name="gr58" style:family="graphic" style:parent-style-name="standard">
      <style:graphic-properties draw:fill-color="#666666" draw:textarea-horizontal-align="justify" draw:textarea-vertical-align="middle" draw:auto-grow-height="false" fo:min-height="1.194cm" fo:min-width="3.144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3.15cm" fo:min-width="8.6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302cm" fo:min-width="0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112cm" fo:min-width="0.162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292cm" fo:min-width="0.042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312cm" fo:min-width="0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402cm" fo:min-width="0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392cm" fo:min-width="0.042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112cm" fo:min-width="0.062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022cm" fo:min-width="0.072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112cm" fo:min-width="0.262cm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112cm" fo:min-width="0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022cm" fo:min-width="0.272cm"/>
    </style:style>
    <style:style style:name="gr71" style:family="graphic" style:parent-style-name="standard">
      <style:graphic-properties draw:fill-color="#999999" draw:textarea-horizontal-align="justify" draw:textarea-vertical-align="middle" draw:auto-grow-height="false" fo:min-height="1.55cm" fo:min-width="4.051cm"/>
    </style:style>
    <style:style style:name="gr72" style:family="graphic" style:parent-style-name="objectwitharrow">
      <style:graphic-properties draw:fill-color="#9999ff" draw:textarea-horizontal-align="justify" draw:textarea-vertical-align="middle" draw:auto-grow-height="false" fo:min-height="2.55cm" fo:min-width="2.7cm"/>
    </style:style>
    <style:style style:name="gr73" style:family="graphic" style:parent-style-name="objectwitharrow">
      <style:graphic-properties draw:fill-color="#9999ff" draw:textarea-horizontal-align="justify" draw:textarea-vertical-align="middle" draw:auto-grow-height="false" fo:min-height="2.55cm" fo:min-width="3.4cm"/>
    </style:style>
    <style:style style:name="gr74" style:family="graphic" style:parent-style-name="standard">
      <style:graphic-properties draw:fill-color="#9999ff" draw:textarea-horizontal-align="justify" draw:textarea-vertical-align="top" draw:auto-grow-height="false" fo:min-height="13.45cm" fo:min-width="18.8cm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489cm" fo:min-width="3.301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0.594cm" fo:min-width="3.201cm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383cm" fo:min-width="3.201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331cm" fo:min-width="3.201cm"/>
    </style:style>
    <style:style style:name="gr79" style:family="graphic" style:parent-style-name="objectwitharrow">
      <style:graphic-properties draw:fill-color="#9999ff" draw:textarea-horizontal-align="justify" draw:textarea-vertical-align="middle" draw:auto-grow-height="false" fo:min-height="2.65cm" fo:min-width="2.7cm"/>
    </style:style>
    <style:style style:name="gr80" style:family="graphic" style:parent-style-name="standard">
      <style:graphic-properties draw:fill-color="#9999ff" draw:textarea-horizontal-align="justify" draw:textarea-vertical-align="middle" draw:auto-grow-height="false" fo:min-height="12.114cm" fo:min-width="17.964cm"/>
    </style:style>
    <style:style style:name="gr81" style:family="graphic" style:parent-style-name="objectwitharrow">
      <style:graphic-properties draw:fill-color="#9999ff" draw:textarea-horizontal-align="justify" draw:textarea-vertical-align="middle" draw:auto-grow-height="false" fo:min-height="2.65cm" fo:min-width="4.4cm"/>
    </style:style>
    <style:style style:name="gr82" style:family="graphic" style:parent-style-name="standard">
      <style:graphic-properties draw:fill-color="#9999ff" draw:textarea-horizontal-align="justify" draw:textarea-vertical-align="top" draw:auto-grow-height="false" fo:min-height="13.55cm" fo:min-width="19cm"/>
    </style:style>
    <style:style style:name="P1" style:family="paragraph">
      <style:paragraph-properties fo:margin-left="-0.9cm" fo:margin-right="0.9cm" fo:text-align="center" fo:text-indent="1cm"/>
    </style:style>
    <style:style style:name="P2" style:family="paragraph">
      <loext:graphic-properties draw:fill-color="#ff99ff"/>
      <style:paragraph-properties fo:margin-left="-0.9cm" fo:margin-right="0.9cm" fo:text-align="center" fo:text-indent="1cm"/>
    </style:style>
    <style:style style:name="P3" style:family="paragraph">
      <loext:graphic-properties draw:fill-color="#999999"/>
      <style:paragraph-properties fo:margin-left="-0.9cm" fo:margin-right="0.9cm" fo:text-align="center" fo:text-indent="1cm"/>
    </style:style>
    <style:style style:name="P4" style:family="paragraph">
      <loext:graphic-properties draw:fill-color="#9999ff"/>
      <style:paragraph-properties fo:margin-left="-0.9cm" fo:margin-right="0.9cm" fo:text-align="center" fo:text-indent="1cm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00cc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9999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b2b2b2"/>
      <style:paragraph-properties fo:margin-left="-0.9cm" fo:margin-right="0.9cm" fo:text-align="center" fo:text-indent="1cm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-color="#cfe7f5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style:paragraph-properties fo:margin-left="2.1cm" fo:margin-right="0cm" fo:line-height="150%" fo:text-align="start" fo:text-indent="0cm"/>
    </style:style>
    <style:style style:name="P20" style:family="paragraph">
      <style:paragraph-properties fo:margin-left="2.1cm" fo:margin-right="0cm" fo:text-align="start" fo:text-indent="0cm"/>
    </style:style>
    <style:style style:name="P21" style:family="paragraph">
      <style:paragraph-properties fo:margin-left="1.245cm" fo:margin-right="0cm" fo:line-height="100%" fo:text-align="start" fo:text-indent="0cm"/>
    </style:style>
    <style:style style:name="P22" style:family="paragraph">
      <style:paragraph-properties fo:line-height="100%" fo:text-align="start"/>
    </style:style>
    <style:style style:name="P23" style:family="paragraph">
      <style:paragraph-properties fo:margin-left="1.245cm" fo:margin-right="0cm" fo:text-align="start" fo:text-indent="0cm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-color="#666666"/>
      <style:paragraph-properties fo:text-align="center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-color="#9999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letter-spacing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631cm" svg:height="1.8cm" svg:x="-0.831cm" svg:y="5.3cm">
          <text:p text:style-name="P1">Accueil 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9cm" svg:height="14.9cm" svg:x="13.069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3.1cm" svg:height="15cm" svg:x="0.069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cm" svg:height="6.8cm" svg:x="13.369cm" svg:y="15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1cm" svg:height="6.7cm" svg:x="13.269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cm" svg:height="6.8cm" svg:x="17.869cm" svg:y="14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1cm" svg:height="6.8cm" svg:x="18.038cm" svg:y="7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2.4cm" svg:height="1.3cm" svg:x="0.069cm" svg:y="20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2" draw:layer="layout" svg:width="21.3cm" svg:height="1cm" svg:x="0.569cm" svg:y="28.7cm">
          <text:p text:style-name="P7">CopyR</text:p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0.569cm" svg:y1="7.8cm" svg:x2="12.069cm" svg:y2="20.7cm">
          <text:p/>
        </draw:line>
        <draw:line draw:style-name="gr26" draw:text-style-name="P13" draw:layer="layout" svg:x1="12.669cm" svg:y1="7.5cm" svg:x2="1.569cm" svg:y2="19.9cm">
          <text:p/>
        </draw:line>
        <draw:line draw:style-name="gr26" draw:text-style-name="P13" draw:layer="layout" svg:x1="16.969cm" svg:y1="7.8cm" svg:x2="13.569cm" svg:y2="14.2cm">
          <text:p/>
        </draw:line>
        <draw:line draw:style-name="gr26" draw:text-style-name="P13" draw:layer="layout" svg:x1="13.369cm" svg:y1="7.8cm" svg:x2="16.969cm" svg:y2="13.9cm">
          <text:p/>
        </draw:line>
        <draw:line draw:style-name="gr26" draw:text-style-name="P13" draw:layer="layout" svg:x1="21.669cm" svg:y1="7.8cm" svg:x2="18.269cm" svg:y2="14.1cm">
          <text:p/>
        </draw:line>
        <draw:line draw:style-name="gr26" draw:text-style-name="P13" draw:layer="layout" svg:x1="18.369cm" svg:y1="7.7cm" svg:x2="21.569cm" svg:y2="14.2cm">
          <text:p/>
        </draw:line>
        <draw:line draw:style-name="gr26" draw:text-style-name="P13" draw:layer="layout" svg:x1="17.169cm" svg:y1="15.5cm" svg:x2="13.569cm" svg:y2="21.7cm">
          <text:p/>
        </draw:line>
        <draw:line draw:style-name="gr26" draw:text-style-name="P13" draw:layer="layout" svg:x1="13.569cm" svg:y1="15.3cm" svg:x2="17.269cm" svg:y2="21.7cm">
          <text:p/>
        </draw:line>
        <draw:line draw:style-name="gr26" draw:text-style-name="P13" draw:layer="layout" svg:x1="18.269cm" svg:y1="15.4cm" svg:x2="21cm" svg:y2="21.4cm">
          <text:p/>
        </draw:line>
        <draw:line draw:style-name="gr26" draw:text-style-name="P13" draw:layer="layout" svg:x1="21.369cm" svg:y1="15.3cm" svg:x2="18.469cm" svg:y2="21.3cm">
          <text:p/>
        </draw:line>
      </draw:page>
      <draw:page draw:name="page2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531cm" svg:height="1.8cm" svg:x="-0.731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1.3cm" svg:height="1cm" svg:x="0.569cm" svg:y="28.7cm">
          <text:p text:style-name="P7">CopyR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605cm" svg:height="1.9cm" svg:x="11.264cm" svg:y="7.9cm">
          <text:p text:style-name="P1">Cocktails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6cm" svg:height="1.9cm" svg:x="7.269cm" svg:y="7.7cm">
          <text:p text:style-name="P1">Pâtisserie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9cm" svg:height="1.9cm" svg:x="3.969cm" svg:y="7.3cm">
          <text:p text:style-name="P1">Plats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7.8cm" svg:height="11.9cm" svg:x="0.469cm" svg:y="9.9cm">
          <text:p text:style-name="P7">Tous les plats proposés :</text:p>
          <text:p text:style-name="P7">Plats :</text:p>
          <text:p text:style-name="P7">1</text:p>
          <text:p text:style-name="P7">2</text:p>
          <text:p text:style-name="P7">3</text:p>
          <text:p text:style-name="P7">Plats :</text:p>
          <text:p text:style-name="P7">1</text:p>
          <text:p text:style-name="P7">2</text:p>
          <text:p text:style-name="P7">2</text:p>
          <text:p text:style-name="P7">5</text:p>
          <text:p text:style-name="P7">5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1.4cm" svg:height="11.7cm" svg:x="8.969cm" svg:y="10cm">
          <text:p/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20.069cm" svg:y1="10.2cm" svg:x2="9.369cm" svg:y2="21.5cm">
          <text:p/>
        </draw:line>
        <draw:line draw:style-name="gr26" draw:text-style-name="P13" draw:layer="layout" svg:x1="8.969cm" svg:y1="10.2cm" svg:x2="20.269cm" svg:y2="21.6cm">
          <text:p/>
        </draw:line>
      </draw:page>
      <draw:page draw:name="page3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.531cm" svg:height="1.8cm" svg:x="-0.731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1.3cm" svg:height="1cm" svg:x="0.569cm" svg:y="28.7cm">
          <text:p text:style-name="P7">CopyR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605cm" svg:height="1.9cm" svg:x="11.264cm" svg:y="7.9cm">
          <text:p text:style-name="P1">Cocktails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6cm" svg:height="1.9cm" svg:x="7.369cm" svg:y="7.6cm">
          <text:p text:style-name="P1">Pâtisserie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3.9cm" svg:height="1.9cm" svg:x="3.969cm" svg:y="7.3cm">
          <text:p text:style-name="P1">Plats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7.8cm" svg:height="11.9cm" svg:x="0.469cm" svg:y="9.9cm">
          <text:p text:style-name="P7">Pâtisseries :</text:p>
          <text:p text:style-name="P7">Pâtisserie  :</text:p>
          <text:p text:style-name="P7">1</text:p>
          <text:p text:style-name="P7">2</text:p>
          <text:p text:style-name="P7">3</text:p>
          <text:p text:style-name="P7">Pâtisserie:</text:p>
          <text:p text:style-name="P7">1</text:p>
          <text:p text:style-name="P7">2</text:p>
          <text:p text:style-name="P7">2</text:p>
          <text:p text:style-name="P7">5</text:p>
          <text:p text:style-name="P7">5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1.4cm" svg:height="11.7cm" svg:x="8.969cm" svg:y="10cm">
          <text:p/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20.069cm" svg:y1="10.2cm" svg:x2="9.369cm" svg:y2="21.5cm">
          <text:p/>
        </draw:line>
        <draw:line draw:style-name="gr26" draw:text-style-name="P13" draw:layer="layout" svg:x1="8.969cm" svg:y1="10.2cm" svg:x2="20.269cm" svg:y2="21.6cm">
          <text:p/>
        </draw:line>
      </draw:page>
      <draw:page draw:name="page4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931cm" svg:height="1.8cm" svg:x="-1.131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1.3cm" svg:height="1cm" svg:x="0.569cm" svg:y="28.7cm">
          <text:p text:style-name="P7">CopyR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.605cm" svg:height="1.9cm" svg:x="11.264cm" svg:y="7.9cm">
          <text:p text:style-name="P1">Cocktails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6cm" svg:height="1.9cm" svg:x="7.369cm" svg:y="7.6cm">
          <text:p text:style-name="P1">Pâtisserie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3.9cm" svg:height="1.9cm" svg:x="3.969cm" svg:y="7.3cm">
          <text:p text:style-name="P1">Plats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7.8cm" svg:height="11.9cm" svg:x="0.469cm" svg:y="9.9cm">
          <text:p text:style-name="P7">Cocktails :</text:p>
          <text:p text:style-name="P7"><text:s/> :</text:p>
          <text:p text:style-name="P7">1</text:p>
          <text:p text:style-name="P7">2</text:p>
          <text:p text:style-name="P7">3</text:p>
          <text:p text:style-name="P7">Cockt:</text:p>
          <text:p text:style-name="P7">1</text:p>
          <text:p text:style-name="P7">2</text:p>
          <text:p text:style-name="P7">2</text:p>
          <text:p text:style-name="P7">5</text:p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1.4cm" svg:height="11.7cm" svg:x="8.969cm" svg:y="10cm">
          <text:p/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20.069cm" svg:y1="10.2cm" svg:x2="9.369cm" svg:y2="21.5cm">
          <text:p/>
        </draw:line>
        <draw:line draw:style-name="gr26" draw:text-style-name="P13" draw:layer="layout" svg:x1="8.969cm" svg:y1="10.2cm" svg:x2="20.269cm" svg:y2="21.6cm">
          <text:p/>
        </draw:line>
      </draw:page>
      <draw:page draw:name="page5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.531cm" svg:height="1.8cm" svg:x="-0.731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0.569cm" svg:y="28.7cm">
          <text:p text:style-name="P7">Copy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5cm" svg:height="14.3cm" svg:x="0.469cm" svg:y="7.6cm">
          <text:p text:style-name="P7">Mariages :</text:p>
          <text:p text:style-name="P7">&lt;p&gt;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5cm" svg:height="14.3cm" svg:x="16.769cm" svg:y="7.5cm">
          <text:p text:style-name="P16"><text:span text:style-name="T2">Location des</text:span></text:p>
          <text:p text:style-name="P16"><text:span text:style-name="T2"><text:s/></text:span><text:span text:style-name="T2">Matériel</text:span> :</text:p>
          <text:p text:style-name="P16">&lt;p&gt;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5cm" svg:height="14.3cm" svg:x="11.269cm" svg:y="7.5cm">
          <text:p text:style-name="P7">Cocktails :</text:p>
          <text:p text:style-name="P7">&lt;p&gt;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5cm" svg:height="14.3cm" svg:x="5.869cm" svg:y="7.6cm">
          <text:p text:style-name="P7">Baptêmes :</text:p>
          <text:p text:style-name="P7">&lt;p&gt;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4.9cm" svg:height="3.9cm" svg:x="0.36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3" draw:layer="layout" svg:x1="0.969cm" svg:y1="18.6cm" svg:x2="4.869cm" svg:y2="20.8cm">
          <text:p/>
        </draw:line>
        <draw:line draw:style-name="gr26" draw:text-style-name="P13" draw:layer="layout" svg:x1="4.469cm" svg:y1="18.4cm" svg:x2="1.269cm" svg:y2="21.1cm">
          <text:p/>
        </draw:line>
        <draw:custom-shape draw:style-name="gr43" draw:text-style-name="P15" draw:layer="layout" svg:width="4.9cm" svg:height="3.9cm" svg:x="5.96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draw:layer="layout" svg:width="4.9cm" svg:height="3.9cm" svg:x="16.869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5" draw:layer="layout" svg:width="4.9cm" svg:height="3.9cm" svg:x="11.46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3" draw:layer="layout" svg:x1="10.269cm" svg:y1="18.8cm" svg:x2="6.469cm" svg:y2="20.9cm">
          <text:p/>
        </draw:line>
        <draw:line draw:style-name="gr26" draw:text-style-name="P13" draw:layer="layout" svg:x1="6.569cm" svg:y1="18.6cm" svg:x2="10.569cm" svg:y2="21.1cm">
          <text:p/>
        </draw:line>
        <draw:line draw:style-name="gr26" draw:text-style-name="P13" draw:layer="layout" svg:x1="12.169cm" svg:y1="18.8cm" svg:x2="15.669cm" svg:y2="21.3cm">
          <text:p/>
        </draw:line>
        <draw:line draw:style-name="gr26" draw:text-style-name="P13" draw:layer="layout" svg:x1="15.369cm" svg:y1="18.3cm" svg:x2="12.569cm" svg:y2="21.5cm">
          <text:p/>
        </draw:line>
        <draw:line draw:style-name="gr26" draw:text-style-name="P13" draw:layer="layout" svg:x1="17.669cm" svg:y1="18.6cm" svg:x2="21.369cm" svg:y2="21.4cm">
          <text:p/>
        </draw:line>
        <draw:line draw:style-name="gr26" draw:text-style-name="P13" draw:layer="layout" svg:x1="20.469cm" svg:y1="18.1cm" svg:x2="18.069cm" svg:y2="20.8cm">
          <text:p/>
        </draw:line>
      </draw:page>
      <draw:page draw:name="page6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5.031cm" svg:height="1.8cm" svg:x="-1.231cm" svg:y="5.3cm">
          <text:p text:style-name="P1">Accueil 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13.831cm" svg:height="15cm" svg:x="7.169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0.569cm" svg:y="28.7cm">
          <text:p text:style-name="P7">CopyR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6.2cm" svg:height="14.6cm" svg:x="0.369cm" svg:y="7.4cm">
          <text:p text:style-name="P7">Catégories :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20.569cm" svg:y1="7.5cm" svg:x2="7.969cm" svg:y2="22.1cm">
          <text:p/>
        </draw:line>
        <draw:line draw:style-name="gr26" draw:text-style-name="P13" draw:layer="layout" svg:x1="7.469cm" svg:y1="7.5cm" svg:x2="20.169cm" svg:y2="21.6cm">
          <text:p/>
        </draw:line>
        <draw:custom-shape draw:style-name="gr48" draw:text-style-name="P17" draw:layer="layout" svg:width="3.4cm" svg:height="2.8cm" svg:x="1.769cm" svg:y="10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3.4cm" svg:height="2.8cm" svg:x="1.974cm" svg:y="17.79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3.4cm" svg:height="2.8cm" svg:x="1.769cm" svg:y="13.8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431cm" svg:height="1.8cm" svg:x="-0.631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-0.331cm" svg:y="3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6.469cm" svg:y="38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-0.031cm" svg:y="38.9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.6cm" svg:height="2.8cm" svg:x="12.169cm" svg:y="38.7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3.669cm" svg:y="38.9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8.169cm" svg:y="38.8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269cm" svg:y="35.4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269cm" svg:y="35.4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-0.431cm" svg:y="41.9cm">
          <text:p text:style-name="P7">CopyR</text:p>
          <draw:enhanced-geometry svg:viewBox="0 0 21600 21600" draw:type="rectangle" draw:enhanced-path="M 0 0 L 21600 0 21600 21600 0 21600 0 0 Z N"/>
        </draw:custom-shape>
        <draw:custom-shape draw:style-name="gr52" draw:text-style-name="P18" draw:layer="layout" svg:width="9.5cm" svg:height="26.6cm" svg:x="0.369cm" svg:y="7.2cm">
          <text:p text:style-name="P18"><text:span text:style-name="T3">Contacts :</text:span></text:p>
          <text:p text:style-name="P18"><text:span text:style-name="T2">Type d’éventement</text:span></text:p>
          <text:p text:style-name="P19"><text:span text:style-name="T4">Mariage</text:span></text:p>
          <text:p text:style-name="P19"><text:span text:style-name="T4">Baptême</text:span></text:p>
          <text:p text:style-name="P19"><text:span text:style-name="T4">Cocktail</text:span></text:p>
          <text:p text:style-name="P19"><text:span text:style-name="T4">Départ en Retrait </text:span></text:p>
          <text:p text:style-name="P19"><text:span text:style-name="T4"/></text:p>
          <text:p text:style-name="P19"><text:span text:style-name="T4">Date :</text:span></text:p>
          <text:p text:style-name="P19"><text:span text:style-name="T4"/></text:p>
          <text:p text:style-name="P19"><text:span text:style-name="T4"/></text:p>
          <text:p text:style-name="P19"><text:span text:style-name="T4">Lieu :</text:span></text:p>
          <text:p text:style-name="P19"><text:span text:style-name="T4"/></text:p>
          <text:p text:style-name="P19"><text:span text:style-name="T4"/></text:p>
          <text:p text:style-name="P19"><text:span text:style-name="T4">Nombre de convives :</text:span></text:p>
          <text:p text:style-name="P19"><text:span text:style-name="T4"/></text:p>
          <text:p text:style-name="P19"><text:span text:style-name="T4"/></text:p>
          <text:p text:style-name="P19"><text:span text:style-name="T4">Réception :</text:span></text:p>
          <text:p text:style-name="P19"><text:span text:style-name="T4">Assis</text:span></text:p>
          <text:p text:style-name="P19"><text:span text:style-name="T4">Débout</text:span></text:p>
          <text:p text:style-name="P19"><text:span text:style-name="T4">Autre </text:span></text:p>
          <text:p text:style-name="P19"><text:span text:style-name="T4"/></text:p>
          <text:p text:style-name="P19"><text:span text:style-name="T4"/></text:p>
          <text:p text:style-name="P19"><text:span text:style-name="T4"/></text:p>
          <text:p text:style-name="P20"><text:span text:style-name="T4"/>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0cm" svg:height="26.6cm" svg:x="10.769cm" svg:y="7.2cm">
          <text:p text:style-name="P18"/>
          <text:p text:style-name="P18"><text:span text:style-name="T2">Type de réception :</text:span></text:p>
          <text:p text:style-name="P21"><text:span text:style-name="T4"/></text:p>
          <text:p text:style-name="P21"><text:span text:style-name="T4">Déjeuner</text:span></text:p>
          <text:p text:style-name="P22"><text:span text:style-name="T4"/></text:p>
          <text:p text:style-name="P21"><text:span text:style-name="T4">Dîner</text:span></text:p>
          <text:p text:style-name="P21"><text:span text:style-name="T4"/></text:p>
          <text:p text:style-name="P21"><text:span text:style-name="T4">Soirée</text:span></text:p>
          <text:p text:style-name="P21"><text:span text:style-name="T4"/></text:p>
          <text:p text:style-name="P21"><text:span text:style-name="T4">Autre</text:span> </text:p>
          <text:p text:style-name="P23"/>
          <text:p text:style-name="P24"><text:span text:style-name="T2">Prestations :</text:span></text:p>
          <text:p text:style-name="P23"><text:span text:style-name="T5"/></text:p>
          <text:p text:style-name="P23">Vaisselle</text:p>
          <text:p text:style-name="P23">Mobilier</text:p>
          <text:p text:style-name="P23">Boisson</text:p>
          <text:p text:style-name="P23">Décoration</text:p>
          <text:p text:style-name="P23">Nappage</text:p>
          <text:p text:style-name="P23">Personnel de service</text:p>
          <text:p text:style-name="P23"/>
          <text:p text:style-name="P23">Votre mail</text:p>
          <text:p text:style-name="P23"/>
          <text:p text:style-name="P23"/>
          <text:p text:style-name="P23">Votre nom</text:p>
          <text:p text:style-name="P23"/>
          <text:p text:style-name="P23"/>
          <text:p text:style-name="P23">Votre téléphone</text:p>
          <text:p text:style-name="P23"/>
          <text:p text:style-name="P23"/>
          <text:p text:style-name="P23">Informations complémentaire</text:p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23"/>
          <text:p text:style-name="P18"/>
          <text:p text:style-name="P18"><text:s/></text:p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7.2cm" svg:height="1.2cm" svg:x="1.869cm" svg:y="15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7.2cm" svg:height="1.2cm" svg:x="1.969cm" svg:y="2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7.2cm" svg:height="1.2cm" svg:x="1.969cm" svg:y="18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0.8cm" svg:height="0.5cm" svg:x="1.369cm" svg:y="2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0.9cm" svg:height="0.6cm" svg:x="1.469cm" svg:y="2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5" draw:layer="layout" svg:width="0.7cm" svg:height="0.6cm" svg:x="1.269cm" svg:y="2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3.8cm" svg:height="1.6cm" svg:x="16.669cm" svg:y="32.1cm">
          <text:p text:style-name="P7">envo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5" draw:layer="layout" svg:width="7.2cm" svg:height="1.2cm" svg:x="11.069cm" svg:y="26.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7.2cm" svg:height="1.2cm" svg:x="11.174cm" svg:y="24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7.2cm" svg:height="1.2cm" svg:x="11.062cm" svg:y="22.40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9.1cm" svg:height="3.4cm" svg:x="11.169cm" svg:y="28.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0.5cm" svg:height="0.6cm" svg:x="1.369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5" draw:layer="layout" svg:width="0.5cm" svg:height="0.6cm" svg:x="1.369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0.7cm" svg:height="0.4cm" svg:x="1.269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0.6cm" svg:height="0.6cm" svg:x="1.469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0.6cm" svg:height="0.6cm" svg:x="11.069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5" draw:layer="layout" svg:width="0.4cm" svg:height="0.6cm" svg:x="11.269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5" draw:layer="layout" svg:width="0.5cm" svg:height="0.7cm" svg:x="10.969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5" draw:layer="layout" svg:width="0.6cm" svg:height="0.7cm" svg:x="11.369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5" draw:layer="layout" svg:width="0.6cm" svg:height="0.4cm" svg:x="10.969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0.6cm" svg:height="0.3cm" svg:x="11.269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8cm" svg:height="0.4cm" svg:x="10.969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0.7cm" svg:height="0.4cm" svg:x="11.269cm" svg:y="1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0.5cm" svg:height="0.4cm" svg:x="11.269cm" svg:y="1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0.8cm" svg:height="0.3cm" svg:x="11.269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4.551cm" svg:height="1.8cm" svg:x="0.069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0.569cm" svg:y="28.7cm">
          <text:p text:style-name="P7">CR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4.551cm" svg:height="1.8cm" svg:x="0.069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0.569cm" svg:y="28.7cm">
          <text:p text:style-name="P7">CR</text:p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19.3cm" svg:height="13.7cm" svg:x="0.869cm" svg:y="8cm">
          <text:p text:style-name="P7"><text:span text:style-name="T6">Nos tarifs :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3.8cm" svg:height="1.4cm" svg:x="1.969cm" svg:y="1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15" draw:layer="layout" svg:width="3.7cm" svg:height="1.6cm" svg:x="7.969cm" svg:y="12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15" draw:layer="layout" svg:width="3.7cm" svg:height="1.2cm" svg:x="13.969cm" svg:y="12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5" draw:layer="layout" svg:width="3.7cm" svg:height="1.1cm" svg:x="14.469cm" svg:y="19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5" draw:layer="layout" svg:width="3.7cm" svg:height="1.1cm" svg:x="7.869cm" svg:y="19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5" draw:layer="layout" svg:width="3.7cm" svg:height="1.1cm" svg:x="1.969cm" svg:y="19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5" draw:layer="layout" svg:width="3.7cm" svg:height="1.1cm" svg:x="13.869cm" svg:y="16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5" draw:layer="layout" svg:width="3.7cm" svg:height="1.1cm" svg:x="7.369cm" svg:y="16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5" draw:layer="layout" svg:width="3.7cm" svg:height="1.1cm" svg:x="1.87cm" svg:y="16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10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4.551cm" svg:height="1.8cm" svg:x="0.069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0.569cm" svg:y="28.7cm">
          <text:p text:style-name="P7">CR</text:p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19.8cm" svg:height="13.7cm" svg:x="0.569cm" svg:y="7.8cm">
          <text:p text:style-name="P7"><text:span text:style-name="T6">Les promotions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Standard">
        <draw:custom-shape draw:style-name="gr1" draw:text-style-name="P2" draw:layer="layout" svg:width="22.364cm" svg:height="4.9cm" svg:x="0.105cm" svg:y="0.1cm">
          <text:p text:style-name="P1"><text:span text:style-name="T1">FEDA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18.3cm" svg:y="5.2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1.9cm" svg:x="4cm" svg:y="5.2cm">
          <text:p text:style-name="P1">Trai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1.9cm" svg:x="13.6cm" svg:y="5.2cm">
          <text:p text:style-name="P1">Catalogu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cm" svg:height="1.9cm" svg:x="8.1cm" svg:y="5.2cm">
          <text:p text:style-name="P1">Nos services</text:p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4.551cm" svg:height="1.8cm" svg:x="0.069cm" svg:y="5.3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182cm" svg:height="7.5cm" svg:x="0.087cm" svg:y="2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7cm" svg:height="1.7cm" svg:x="0.069cm" svg:y="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7cm" svg:x="1.969cm" svg:y="1cm">
          <text:p text:style-name="P7">G+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831cm" svg:height="1.8cm" svg:x="17.169cm" svg:y="1.4cm">
          <text:p text:style-name="P7">Identification</text:p>
          <draw:enhanced-geometry svg:viewBox="0 0 21600 21600" draw:type="rectangle" draw:enhanced-path="M 0 0 L 21600 0 21600 21600 0 21600 0 0 Z N"/>
        </draw:custom-shape>
        <draw:custom-shape draw:style-name="gr81" draw:text-style-name="P12" draw:layer="layout" svg:width="4.9cm" svg:height="2.9cm" svg:x="17.069cm" svg:y="25.5cm">
          <text:p text:style-name="P7">Mentions légal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8cm" svg:x="0.669cm" svg:y="25.6cm">
          <text:p text:style-name="P7">Livre d’or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6cm" svg:height="2.8cm" svg:x="12.869cm" svg:y="25.6cm">
          <text:p text:style-name="P7">Contac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9cm" svg:height="2.8cm" svg:x="4.569cm" svg:y="25.6cm">
          <text:p text:style-name="P7">tarif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2cm" svg:height="2.9cm" svg:x="9.269cm" svg:y="25.6cm">
          <text:p text:style-name="P7">Promo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0.3cm" svg:height="2.5cm" svg:x="0.669cm" svg:y="22.6cm">
          <text:p text:style-name="P7">adresse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8.9cm" svg:height="2.6cm" svg:x="12.969cm" svg:y="22.6cm">
          <text:p text:style-name="P7">maps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21.3cm" svg:height="1cm" svg:x="0.569cm" svg:y="28.7cm">
          <text:p text:style-name="P7">CR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19.5cm" svg:height="13.8cm" svg:x="0.869cm" svg:y="7.8cm">
          <text:p text:style-name="P26"><text:span text:style-name="T6">Mentions légales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6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11:23:59.342499533</meta:creation-date>
    <dc:date>2016-06-17T16:31:49.235261834</dc:date>
    <meta:editing-duration>PT33M19S</meta:editing-duration>
    <meta:editing-cycles>4</meta:editing-cycles>
    <meta:generator>LibreOffice/5.1.3.2$Linux_X86_64 LibreOffice_project/10m0$Build-2</meta:generator>
    <meta:document-statistic meta:object-count="298"/>
  </office:meta>
</office:document-meta>
</file>